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5ae9" officeooo:paragraph-rsid="00005ae9"/>
    </style:style>
    <style:style style:name="P2" style:family="paragraph" style:parent-style-name="Standard">
      <style:text-properties officeooo:rsid="00012716" officeooo:paragraph-rsid="00012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 DO ZÉ</text:p>
      <text:p text:style-name="P1">Rua Geronimo Vasconcelo</text:p>
      <text:p text:style-name="P1">numero 666</text:p>
      <text:p text:style-name="P1"/>
      <text:p text:style-name="P1">AQUI TEMOS TODOS OS SABORES DE COROTE, ALÉM DE CACHAÇAS MAIS GOSTOSAS DO BAIRRO.</text:p>
      <text:p text:style-name="P1">TEMOS BANDEJAS DE FRIOS E PORÇÕES DE BATATA FRITA, FRANGO A PASSARINHO, POLENTA FRITA E FILÉ ACEBOLADO</text:p>
      <text:p text:style-name="P1">VENDEMOS TAMBÉM MISTO QUENTE, SANDUÍCHE NATURAL E PASTEIS</text:p>
      <text:p text:style-name="P1">FAZEMOS ENTREGA PARA TODA CIDADE DE ANTA GORDA RS </text:p>
      <text:p text:style-name="P2">AQUI SUA COMIDA CHEGA RÁPIDO, MAS NÃO CHEGA INTEIRA </text:p>
      <text:p text:style-name="P2">MÚSICA AO VIVO TODA SEXTA-FEIRA E ESPETINHO TAMBÉM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08:52:35.752881266</meta:creation-date>
    <dc:date>2022-05-11T09:08:29.747716753</dc:date>
    <meta:editing-duration>PT5M23S</meta:editing-duration>
    <meta:editing-cycles>1</meta:editing-cycles>
    <meta:document-statistic meta:table-count="0" meta:image-count="0" meta:object-count="0" meta:page-count="1" meta:paragraph-count="9" meta:word-count="73" meta:character-count="434" meta:non-whitespace-character-count="367"/>
    <meta:generator>LibreOffice/5.1.6.2$Linux_X86_64 LibreOffice_project/10m0$Build-2</meta:generator>
  </office:meta>
</office:document-meta>
</file>